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1"><text:soft-page-break/>Sat Oct 28, 2017 <text:span text:style-name="T1">2.5 miles</text:span></text:p>
      <text:p text:style-name="P1">In Varenna I jogged ¼ mile to warm up and then ran 1 mile out and 1 mile back.</text:p>
      <text:p text:style-name="P1">Splits: 8:40 and 8:23. Then I warmed down with a ¼ mile jog. </text:p>
      <text:p text:style-name="P1">We traveled to Milan and flew back to Amsterdam. </text:p>
      <text:p text:style-name="P1"/>
      <text:p text:style-name="P1">Sun Oct 29, 2017 <text:span text:style-name="T1">6.75 miles</text:span> </text:p>
      <text:p text:style-name="P1">In Amsterdam I warmed up with a ¼ mile jog and then ran out and back 6 miles on flat bike paths and roads. Splits: 8:40, 8:28, 8:15, 8:25, 8:26, 8:06. <text:s/>I warmed down with a ½ mile jog. <text:s/>Average pace = 8:23/mi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0-29T11:53:46.44</dc:date>
    <dc:creator>James Lombardi</dc:creator>
    <meta:editing-duration>PT1H10M55S</meta:editing-duration>
    <meta:editing-cycles>5</meta:editing-cycles>
    <meta:generator>OpenOffice/4.1.2$Win32 OpenOffice.org_project/412m3$Build-9782</meta:generator>
    <meta:document-statistic meta:table-count="0" meta:image-count="0" meta:object-count="0" meta:page-count="3" meta:paragraph-count="47" meta:word-count="620" meta:character-count="2961"/>
  </office:meta>
</office:document-meta>
</file>